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svg:stroke-width="0.66cm" draw:marker-start-width="1.185cm" draw:marker-end-width="1.185cm"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yerMov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Move move =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line draw:style-name="gr1" draw:text-style-name="P2" draw:layer="layout" svg:x1="10.59cm" svg:y1="5.408cm" svg:x2="10.59cm" svg:y2="10.668cm">
          <text:p/>
        </draw:line>
        <draw:line draw:style-name="gr1" draw:text-style-name="P2" draw:layer="layout" svg:x1="12.623cm" svg:y1="5.408cm" svg:x2="12.623cm" svg:y2="10.668cm">
          <text:p/>
        </draw:line>
        <draw:line draw:style-name="gr1" draw:text-style-name="P2" draw:layer="layout" svg:x1="14.224cm" svg:y1="6.893cm" svg:x2="8.964cm" svg:y2="6.842cm">
          <text:p/>
        </draw:line>
        <draw:line draw:style-name="gr1" draw:text-style-name="P2" draw:layer="layout" svg:x1="14.224cm" svg:y1="8.738cm" svg:x2="8.964cm" svg:y2="8.687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Updated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1" draw:text-style-name="P2" draw:layer="layout" svg:x1="6.604cm" svg:y1="4.064cm" svg:x2="6.604cm" svg:y2="18.034cm">
          <text:p/>
        </draw:line>
        <draw:line draw:style-name="gr1" draw:text-style-name="P2" draw:layer="layout" svg:x1="12.004cm" svg:y1="4.064cm" svg:x2="12.004cm" svg:y2="18.034cm">
          <text:p/>
        </draw:line>
        <draw:line draw:style-name="gr1" draw:text-style-name="P2" draw:layer="layout" svg:x1="16.255cm" svg:y1="8.011cm" svg:x2="2.286cm" svg:y2="7.874cm">
          <text:p/>
        </draw:line>
        <draw:line draw:style-name="gr1" draw:text-style-name="P2" draw:layer="layout" svg:x1="16.255cm" svg:y1="12.911cm" svg:x2="2.286cm" svg:y2="12.774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urnComplete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bool IsItOurTurn = <text:tab/><text:tab/><text:tab/><text:tab/>___________</text:p>
            <text:p text:style-name="P1"/>
            <text:p text:style-name="P1">bool IsItComputersTurn = <text:tab/>___________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ameIsOver</text:p>
          </draw:text-box>
        </draw:frame>
        <draw:frame presentation:style-name="pr2" draw:text-style-name="P5" draw:layer="layout" svg:width="25.199cm" svg:height="13.859cm" svg:x="1.4cm" svg:y="4.914cm" presentation:class="subtitle" presentation:user-transformed="true">
          <draw:text-box>
            <text:p text:style-name="P5">bool IsItATie = <text:tab/><text:tab/><text:tab/><text:tab/>___________</text:p>
            <text:p text:style-name="P5"/>
            <text:p text:style-name="P5">bool WeWon = <text:tab/><text:tab/><text:tab/>___________</text:p>
            <text:p text:style-name="P5"/>
            <text:p text:style-name="P5">bool ComputerWon = <text:tab/>___________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5T15:16:55.18</meta:creation-date>
    <dc:date>2013-08-15T15:26:03.31</dc:date>
    <meta:editing-duration>PT9M7S</meta:editing-duration>
    <meta:editing-cycles>2</meta:editing-cycles>
    <meta:generator>OpenOffice/4.0.0$Win32 OpenOffice.org_project/400m3$Build-9702</meta:generator>
    <meta:document-statistic meta:object-count="145"/>
  </office:meta>
</office:document-meta>
</file>